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37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52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333cm" svg:y="5.748cm">
          <text:p text:style-name="P1"><text:span text:style-name="T1">yangdump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.94cm" svg:height="1.488cm" svg:x="2.567cm" svg:y="8.823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7.937cm" svg:y="10.638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12cm" svg:height="1.638cm" svg:x="8.234cm" svg:y="7.461cm">
          <text:p text:style-name="P1"><text:span text:style-name="T2">object tre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layer="layout" svg:width="9.959cm" svg:height="1.267cm" svg:x="6.981cm" svg:y="3.456cm">
          <draw:text-box>
            <text:p>yangdump YANG compiler</text:p>
          </draw:text-box>
        </draw:frame>
        <draw:custom-shape draw:style-name="gr6" draw:text-style-name="P3" draw:layer="layout" svg:width="3.164cm" svg:height="2.037cm" svg:x="12.842cm" svg:y="10.558cm">
          <text:p text:style-name="P1"><text:span text:style-name="T2">error</text:span><text:span text:style-name="T2"><text:line-break/></text:span><text:span text:style-name="T2">reports</text:span></text:p>
          <draw:enhanced-geometry svg:viewBox="0 0 21600 21600" draw:type="mso-spt202" draw:enhanced-path="M 0 0 L 21600 0 21600 21600 0 21600 0 0 Z N"/>
        </draw:custom-shape>
        <draw:line draw:style-name="gr7" draw:layer="layout" svg:x1="9.82cm" svg:y1="9.193cm" svg:x2="9.819cm" svg:y2="10.499cm">
          <text:p/>
        </draw:line>
        <draw:custom-shape draw:style-name="gr8" draw:text-style-name="P2" draw:layer="layout" svg:width="3.375cm" svg:height="1.483cm" svg:x="18.731cm" svg:y="9.867cm">
          <text:p text:style-name="P1"><text:span text:style-name="T1">XSD</text:span></text:p>
          <draw:enhanced-geometry svg:viewBox="0 0 21600 21600" draw:type="mso-spt202" draw:enhanced-path="M 0 0 L 21600 0 21600 21600 0 21600 0 0 Z N"/>
        </draw:custom-shape>
        <draw:line draw:style-name="gr9" draw:layer="layout" svg:x1="11.468cm" svg:y1="8.267cm" svg:x2="12.734cm" svg:y2="8.259cm">
          <text:p/>
        </draw:line>
        <draw:line draw:style-name="gr9" draw:layer="layout" svg:x1="11.484cm" svg:y1="11.748cm" svg:x2="12.734cm" svg:y2="11.745cm">
          <text:p/>
        </draw:line>
        <draw:custom-shape draw:style-name="gr10" draw:text-style-name="P3" draw:layer="layout" svg:width="3.164cm" svg:height="1.635cm" svg:x="12.694cm" svg:y="7.515cm">
          <text:p text:style-name="P1"><text:span text:style-name="T2">translators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187cm" svg:height="0.891cm" svg:x="5.959cm" svg:y="9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1.088cm" svg:height="10.707cm" svg:x="17.111cm" svg:y="4.1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layer="layout" svg:x1="11.468cm" svg:y1="8.267cm" svg:x2="12.734cm" svg:y2="8.259cm">
          <text:p/>
        </draw:line>
        <draw:line draw:style-name="gr9" draw:layer="layout" svg:x1="11.468cm" svg:y1="8.267cm" svg:x2="12.734cm" svg:y2="8.259cm">
          <text:p/>
        </draw:line>
        <draw:custom-shape draw:style-name="gr13" draw:text-style-name="P2" draw:layer="layout" svg:width="3.375cm" svg:height="1.483cm" svg:x="18.756cm" svg:y="7.247cm">
          <text:p text:style-name="P1"><text:span text:style-name="T1">SQL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375cm" svg:height="1.483cm" svg:x="18.732cm" svg:y="9.868cm">
          <text:p text:style-name="P1"><text:span text:style-name="T1">C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3.375cm" svg:height="1.483cm" svg:x="18.807cm" svg:y="12.12cm">
          <text:p text:style-name="P1"><text:span text:style-name="T1">YANG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375cm" svg:height="1.483cm" svg:x="18.831cm" svg:y="4.676cm">
          <text:p text:style-name="P1"><text:span text:style-name="T1">HTM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8-13T09:23:29</dc:date>
    <meta:print-date>2000-12-09T21:37:10</meta:print-date>
    <meta:editing-cycles>609</meta:editing-cycles>
    <meta:editing-duration>PT202H40M33S</meta:editing-duration>
    <meta:generator>OpenOffice.org/3.0$Unix OpenOffice.org_project/300m15$Build-9379</meta:generator>
    <dc:creator>Andy Bierma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